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d684" officeooo:paragraph-rsid="001bd684"/>
    </style:style>
    <style:style style:name="P2" style:family="paragraph" style:parent-style-name="Standard">
      <style:text-properties officeooo:rsid="001bd684" officeooo:paragraph-rsid="001bd684"/>
    </style:style>
    <style:style style:name="P3" style:family="paragraph" style:parent-style-name="Text_20_body" style:list-style-name="L1">
      <style:paragraph-properties fo:margin-left="0in" fo:margin-right="0in" fo:margin-top="0in" fo:margin-bottom="0.1563in" loext:contextual-spacing="false" fo:orphans="2" fo:widows="2" fo:text-indent="0in" style:auto-text-indent="false" fo:padding="0in" fo:border="none"/>
    </style:style>
    <style:style style:name="P4" style:family="paragraph" style:parent-style-name="Preformatted_20_Text">
      <style:text-properties fo:font-variant="normal" fo:text-transform="none" fo:color="#3b3b3b" style:font-name="Courier 10 Pitch" fo:letter-spacing="normal" fo:font-style="normal" fo:font-weight="normal" officeooo:rsid="001bd684" officeooo:paragraph-rsid="001bd684"/>
    </style:style>
    <text:list-style style:name="L1">
      <text:list-level-style-bullet text:level="1" text:style-name="Bullet_20_Symbols" style:num-suffix="." text:bullet-char="•">
        <style:list-level-properties text:space-before="0.2083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do chmod 777 -R /var/www/html/AwesomeProject</text:p>
      <text:list xml:id="list3960550869" text:style-name="L1">
        <text:list-header>
          <text:p text:style-name="P3"/>
        </text:list-header>
      </text:list>
      <text:p text:style-name="P1"/>
      <text:p text:style-name="P1">npm install --save-dev eslint-config-rallycoding</text:p>
      <text:p text:style-name="P1"/>
      <text:p text:style-name="P1">touch .eslintrc</text:p>
      <text:p text:style-name="P1"/>
      <text:p text:style-name="P1">{</text:p>
      <text:p text:style-name="P1"><text:tab/>“extends”: “rallycoding”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10 Pitch" svg:font-family="'Courier 10 Pitch', Courier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6:59:23.151179571</meta:creation-date>
    <dc:date>2019-07-10T09:43:03.090060841</dc:date>
    <meta:editing-duration>PT5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7" meta:character-count="137" meta:non-whitespace-character-count="127"/>
  </office:meta>
</office:document-meta>
</file>